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10pt" fo:letter-spacing="normal" fo:font-style="normal" fo:font-weight="normal" style:font-size-asian="10pt" style:font-size-complex="10pt"/>
    </style:style>
    <style:style style:name="P3" style:family="paragraph" style:parent-style-name="Text_20_body" style:list-style-name="L1">
      <style:paragraph-properties fo:margin-left="0cm" fo:margin-right="0cm" fo:margin-top="0cm" fo:margin-bottom="0.141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</style:style>
    <style:style style:name="T1" style:family="text">
      <style:text-properties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bd4" style:font-weight-asian="bold" style:font-weight-complex="bold"/>
    </style:style>
    <style:style style:name="T4" style:family="text">
      <style:text-properties fo:color="#d4d4d4" loext:opacity="100%"/>
    </style:style>
    <style:style style:name="T5" style:family="text">
      <style:text-properties fo:color="#d4d4d4" loext:opacity="100%" fo:font-size="6.5pt"/>
    </style:style>
    <style:style style:name="T6" style:family="text">
      <style:text-properties fo:font-variant="normal" fo:text-transform="none" fo:color="#d4d4d4" loext:opacity="100%" style:font-name="Segoe WPC" fo:font-size="6.5pt" fo:letter-spacing="normal" fo:font-style="normal" fo:font-weight="bold" loext:padding="0.049cm" loext:border="0.06pt solid #000000"/>
    </style:style>
    <style:style style:name="T7" style:family="text">
      <style:text-properties fo:font-variant="normal" fo:text-transform="none" fo:color="#d4d4d4" loext:opacity="100%" style:font-name="Segoe WPC" fo:font-size="6.5pt" fo:letter-spacing="normal" fo:font-style="normal" fo:font-weight="normal"/>
    </style:style>
    <style:style style:name="T8" style:family="text">
      <style:text-properties fo:font-variant="normal" fo:text-transform="none" fo:color="#d4d4d4" loext:opacity="100%" style:font-name="Segoe WPC" fo:font-size="6.5pt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9" style:family="text">
      <style:text-properties fo:font-variant="normal" fo:text-transform="none" style:font-name="Segoe WPC" fo:font-size="6.5pt" fo:letter-spacing="normal" fo:font-style="normal" fo:font-weight="bold" loext:padding="0.049cm" loext:border="0.06pt solid #000000"/>
    </style:style>
    <style:style style:name="T10" style:family="text">
      <style:text-properties fo:font-variant="normal" fo:text-transform="none" style:font-name="Segoe WPC" fo:font-size="6.5pt" fo:letter-spacing="normal" fo:font-style="normal" fo:font-weight="normal"/>
    </style:style>
    <style:style style:name="T11" style:family="text">
      <style:text-properties fo:font-variant="normal" fo:text-transform="none" style:font-name="Segoe WPC" fo:font-size="6.5pt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2" style:family="text">
      <style:text-properties fo:font-variant="normal" fo:text-transform="none" fo:color="#000000" loext:opacity="100%" style:font-name="Segoe WPC" fo:font-size="6.5pt" fo:letter-spacing="normal" fo:font-style="normal" fo:font-weight="bold" loext:padding="0.049cm" loext:border="0.06pt solid #000000"/>
    </style:style>
    <style:style style:name="T13" style:family="text">
      <style:text-properties fo:font-variant="normal" fo:text-transform="none" fo:color="#000000" loext:opacity="100%" style:font-name="Segoe WPC" fo:font-size="6.5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Segoe WPC" fo:font-size="6.5pt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5" style:family="text">
      <style:text-properties fo:font-variant="normal" fo:text-transform="none" fo:color="#000000" loext:opacity="100%" style:font-name="Segoe WPC" fo:letter-spacing="normal" fo:font-style="normal" fo:font-weight="bold" loext:padding="0.049cm" loext:border="0.06pt solid #000000"/>
    </style:style>
    <style:style style:name="T16" style:family="text">
      <style:text-properties fo:font-variant="normal" fo:text-transform="none" fo:color="#000000" loext:opacity="100%" style:font-name="Segoe WPC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Segoe WPC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8" style:family="text">
      <style:text-properties fo:font-variant="normal" fo:text-transform="none" fo:color="#000000" loext:opacity="100%" style:font-name="Segoe WPC" fo:font-size="10.5pt" fo:letter-spacing="normal" fo:font-style="normal" fo:font-weight="bold" style:font-size-asian="10.5pt" style:font-size-complex="10.5pt" loext:padding="0.049cm" loext:border="0.06pt solid #000000"/>
    </style:style>
    <style:style style:name="T19" style:family="text">
      <style:text-properties fo:font-variant="normal" fo:text-transform="none" fo:color="#000000" loext:opacity="100%" style:font-name="Segoe WPC" fo:font-size="10.5pt" fo:letter-spacing="normal" fo:font-style="normal" fo:font-weight="normal" style:font-size-asian="10.5pt" style:font-size-complex="10.5pt"/>
    </style:style>
    <style:style style:name="T20" style:family="text">
      <style:text-properties fo:font-variant="normal" fo:text-transform="none" fo:color="#000000" loext:opacity="100%" style:font-name="Segoe WPC" fo:font-size="10.5pt" fo:letter-spacing="normal" fo:font-style="normal" fo:font-weight="normal" style:font-size-asian="10.5pt" style:font-size-complex="10.5pt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1" style:family="text">
      <style:text-properties fo:font-variant="normal" fo:text-transform="none" fo:color="#000000" loext:opacity="100%" style:font-name="Segoe WPC" fo:font-size="10pt" fo:letter-spacing="normal" fo:font-style="normal" fo:font-weight="bold" style:font-size-asian="10pt" style:font-size-complex="10pt" loext:padding="0.049cm" loext:border="0.06pt solid #000000"/>
    </style:style>
    <style:style style:name="T22" style:family="text">
      <style:text-properties fo:font-variant="normal" fo:text-transform="none" fo:color="#000000" loext:opacity="100%" style:font-name="Segoe WPC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000000" loext:opacity="100%" style:font-name="Segoe WPC" fo:font-size="10pt" fo:letter-spacing="normal" fo:font-style="normal" fo:font-weight="normal" style:font-size-asian="10pt" style:font-size-complex="10pt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4" style:family="text">
      <style:text-properties officeooo:rsid="0010ebd4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82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82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text:span text:style-name="T3">Q</text:span><text:span text:style-name="T2">uero tratar esse html como uma landpage editável e conforme o o report de cada agente (ex. Pitch, j_360, guardiam, etc), o html acomapnhe o agente e forneça resumo estratégico conforme solicitado.</text:span> </text:p>
      <text:p text:style-name="P4"/>
      <text:p text:style-name="P1">Hoje o relatório HTML já parte de dados específicos do agente:</text:p>
      <text:list xml:id="list496306979" text:style-name="L1">
        <text:list-item>
          <text:p text:style-name="P2"><text:span text:style-name="T1">buildRunReportHtml</text:span> recebe <text:span text:style-name="T1">summaryItems</text:span>, <text:span text:style-name="T1">summarySubtitle</text:span> e <text:span text:style-name="T1">fallbackForms</text:span> calculados a partir de <text:span text:style-name="T1">deriveFormsForReport</text:span> e <text:span text:style-name="T1">deriveSummaryForReport</text:span>.</text:p>
        </text:list-item>
        <text:list-item>
          <text:p text:style-name="P3">Esses helpers detectam automaticamente se a resposta/briefing pertence ao agente Pitch, J_360 ou ao formulário genérico (marketing/guardian) e constroem o bloco “Resumo estratégico” com ícones e campos correspondentes.</text:p>
        </text:list-item>
        <text:list-item>
          <text:p text:style-name="P3">Além disso, o HTML inclui seções dinâmicas (timeline, insights, CTA, links, audit trail), todas abastecidas pelo payload do run.</text:p>
        </text:list-item>
      </text:list>
      <text:p text:style-name="P1">Para transformá-lo numa “landing page” editável por agente, podemos seguir o caminho abaixo:</text:p>
      <text:list xml:id="list2498213234" text:style-name="L2">
        <text:list-item>
          <text:p text:style-name="P5"><text:span text:style-name="Strong_20_Emphasis"><text:span text:style-name="T21">Expandir os templates por agente</text:span></text:span><text:span text:style-name="T22">: usar </text:span><text:span text:style-name="T23">run.agent</text:span><text:span text:style-name="T22"> para injetar classes/temas diferentes (ex.: </text:span><text:span text:style-name="T23">class="theme-pitch"</text:span><text:span text:style-name="T22">, </text:span><text:span text:style-name="T23">theme-guardian</text:span><text:span text:style-name="T22">) e ajustar fontes, cores e ícones conforme o tipo de entrega esperado. Basta adicionar condicionais antes do retorno do HTML.</text:span></text:p>
        </text:list-item>
        <text:list-item>
          <text:p text:style-name="P5"><text:span text:style-name="Strong_20_Emphasis"><text:span text:style-name="T21">Resumos específicos</text:span></text:span><text:span text:style-name="T22">: já temos os dados; podemos reorganizar o bloco de resumo para cada agente (ex.: Pitch mostra Produto/Audiência/CTA; J_360 mostra Conta/Jornada/Riscos). Se quiser textos customizados, basta estender </text:span><text:span text:style-name="T23">renderSummaryBlock</text:span><text:span text:style-name="T22"> para trocar headlines conforme </text:span><text:span text:style-name="T23">run.agent</text:span><text:span text:style-name="T22">.</text:span></text:p>
        </text:list-item>
        <text:list-item>
          <text:p text:style-name="P5"><text:span text:style-name="Strong_20_Emphasis"><text:span text:style-name="T21">Conteúdo modular editável</text:span></text:span><text:span text:style-name="T22">: o HTML exportado já traz os atributos </text:span><text:span text:style-name="T23">data-editable</text:span><text:span text:style-name="T22"> e a toolbar com botão “Editar”. Podemos marcar blocos extras (ex.: hero, CTA, cards) com </text:span><text:span text:style-name="T23">data-editable</text:span><text:span text:style-name="T22"> para permitir ajustes rápidos diretamente no arquivo baixado.</text:span></text:p>
        </text:list-item>
        <text:list-item>
          <text:p text:style-name="P5"><text:span text:style-name="Strong_20_Emphasis"><text:span text:style-name="T21">Assinaturas por agente</text:span></text:span><text:span text:style-name="T22">: criar funções como </text:span><text:span text:style-name="T23">renderPitchExtras(data)</text:span><text:span text:style-name="T22"> ou </text:span><text:span text:style-name="T23">renderGuardianStack(data)</text:span><text:span text:style-name="T22"> e incluí-las dentro de </text:span><text:span text:style-name="T23">buildRunReportHtml</text:span><text:span text:style-name="T22"> conforme </text:span><text:span text:style-name="T23">run.agent</text:span><text:span text:style-name="T22">. Dessa forma, cada HTML baixado vira uma landing page específica com o pitch/resumo daquele agente.</text:span></text:p>
        </text:list-item>
      </text:list>
      <text:p text:style-name="P1">Se quiser, posso implementar esses temas/variações (cores, blocos exclusivos e mensagens por agente) diretamente no <text:span text:style-name="T1">buildRunReportHtml</text:span>. Basta definir quais agentes precisam de layout distinto e quais campos devem aparecer em cada um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18:28:01.270000000</meta:creation-date>
    <dc:date>2025-11-08T18:29:39.366000000</dc:date>
    <meta:editing-duration>PT1M38S</meta:editing-duration>
    <meta:editing-cycles>1</meta:editing-cycles>
    <meta:document-statistic meta:table-count="0" meta:image-count="0" meta:object-count="0" meta:page-count="1" meta:paragraph-count="11" meta:word-count="289" meta:character-count="2115" meta:non-whitespace-character-count="1843"/>
    <meta:generator>LibreOffice/7.3.2.2$Windows_X86_64 LibreOffice_project/49f2b1bff42cfccbd8f788c8dc32c1c309559be0</meta:generator>
  </office:meta>
</office:document-meta>
</file>